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1b7ac" officeooo:paragraph-rsid="0011b7ac"/>
    </style:style>
    <style:style style:name="P3" style:family="paragraph" style:parent-style-name="Standard">
      <style:text-properties officeooo:rsid="0014e5cc" officeooo:paragraph-rsid="0014e5cc"/>
    </style:style>
    <style:style style:name="T1" style:family="text">
      <style:text-properties officeooo:rsid="0011b7ac"/>
    </style:style>
    <style:style style:name="T2" style:family="text">
      <style:text-properties officeooo:rsid="00131359"/>
    </style:style>
    <style:style style:name="T3" style:family="text">
      <style:text-properties officeooo:rsid="0014e5cc"/>
    </style:style>
    <style:style style:name="T4" style:family="text">
      <style:text-properties officeooo:rsid="0014ee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0<text:span text:style-name="T4">5</text:span><text:span text:style-name="T2"> </text:span>– <text:span text:style-name="T3">Protecting Security of Assets</text:span></text:p>
      <text:p text:style-name="Standard"/>
      <text:p text:style-name="Standard">Objective: Answer each question.</text:p>
      <text:p text:style-name="Standard"/>
      <text:p text:style-name="P1">Questions</text:p>
      <text:p text:style-name="Standard"/>
      <text:p text:style-name="Standard">1. <text:span text:style-name="T3">Describe sensitive data.</text:span></text:p>
      <text:p text:style-name="Standard"/>
      <text:p text:style-name="P3">2. Identify the difference between EOL and EOS.</text:p>
      <text:p text:style-name="P3"/>
      <text:p text:style-name="P3">3. Identify common uses of pseudonymization, tokenization, and anonymization.</text:p>
      <text:p text:style-name="P3"/>
      <text:p text:style-name="P3">4. Describe the difference between scoping and tailor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7:08:59.319485225</meta:creation-date>
    <dc:date>2026-02-11T04:17:58.735967038</dc:date>
    <meta:editing-duration>PT6M59S</meta:editing-duration>
    <meta:editing-cycles>6</meta:editing-cycles>
    <meta:generator>LibreOffice/24.2.7.2$Linux_X86_64 LibreOffice_project/420$Build-2</meta:generator>
    <meta:print-date>2026-02-11T04:17:55.368036734</meta:print-date>
    <meta:printed-by>PDF files</meta:printed-by>
    <meta:document-statistic meta:table-count="0" meta:image-count="0" meta:object-count="0" meta:page-count="1" meta:paragraph-count="7" meta:word-count="40" meta:character-count="287" meta:non-whitespace-character-count="253"/>
  </office:meta>
</office:document-meta>
</file>